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c0c0c0"/>
      <style:paragraph-properties fo:text-align="center" style:justify-single-word="false" fo:background-color="#c0c0c0"/>
    </style:style>
    <style:style style:name="P3" style:family="paragraph" style:parent-style-name="Standard">
      <loext:graphic-properties draw:fill="solid" draw:fill-color="#00ccff"/>
      <style:paragraph-properties fo:text-align="center" style:justify-single-word="false" fo:background-color="#00ccff"/>
    </style:style>
    <style:style style:name="P4" style:family="paragraph" style:parent-style-name="Standard">
      <loext:graphic-properties draw:fill="solid" draw:fill-color="#ccffff"/>
      <style:paragraph-properties fo:text-align="center" style:justify-single-word="false" fo:background-color="#ccffff"/>
    </style:style>
    <style:style style:name="P5" style:family="paragraph" style:parent-style-name="Standard">
      <style:paragraph-properties fo:text-align="justify" style:justify-single-word="false"/>
      <style:text-properties fo:font-size="13pt" style:font-size-asian="13pt"/>
    </style:style>
    <style:style style:name="P6" style:family="paragraph" style:parent-style-name="Standard">
      <style:paragraph-properties fo:text-align="justify" style:justify-single-word="false"/>
    </style:style>
    <style:style style:name="P7" style:family="paragraph" style:parent-style-name="Standard">
      <loext:graphic-properties draw:fill="solid" draw:fill-color="#ffcc99"/>
      <style:paragraph-properties fo:text-align="justify" style:justify-single-word="false" fo:background-color="#ffcc99"/>
    </style:style>
    <style:style style:name="P8" style:family="paragraph" style:parent-style-name="Standard">
      <loext:graphic-properties draw:fill="solid" draw:fill-color="#ccffcc"/>
      <style:paragraph-properties fo:text-align="justify" style:justify-single-word="false" fo:background-color="#ccffcc"/>
    </style:style>
    <style:style style:name="P9" style:family="paragraph" style:parent-style-name="Standard">
      <style:paragraph-properties fo:text-align="justify" style:justify-single-word="false"/>
      <style:text-properties fo:language="fr" fo:country="BE"/>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justify" style:justify-single-word="false"/>
      <style:text-properties fo:language="en" fo:country="GB"/>
    </style:style>
    <style:style style:name="P12" style:family="paragraph" style:parent-style-name="Standard">
      <style:paragraph-properties fo:text-align="center" style:justify-single-word="false" fo:padding-left="0.141cm" fo:padding-right="0.141cm" fo:padding-top="0.035cm" fo:padding-bottom="0.035cm" fo:border="0.51pt solid #00000a"/>
    </style:style>
    <style:style style:name="P13" style:family="paragraph" style:parent-style-name="Standard">
      <loext:graphic-properties draw:fill="solid" draw:fill-color="#00ffff"/>
      <style:paragraph-properties fo:text-align="center" style:justify-single-word="false" fo:background-color="#00ffff" fo:padding-left="0.141cm" fo:padding-right="0.141cm" fo:padding-top="0.035cm" fo:padding-bottom="0.035cm" fo:border="0.51pt solid #00000a"/>
    </style:style>
    <style:style style:name="P14" style:family="paragraph" style:parent-style-name="Standard">
      <style:paragraph-properties fo:text-align="center" style:justify-single-word="false" fo:padding-left="0.141cm" fo:padding-right="0.141cm" fo:padding-top="0.035cm" fo:padding-bottom="0.035cm" fo:border="0.51pt solid #00000a"/>
      <style:text-properties fo:font-size="7pt" style:font-size-asian="7pt"/>
    </style:style>
    <style:style style:name="P15" style:family="paragraph" style:parent-style-name="Standard">
      <style:paragraph-properties fo:text-align="justify" style:justify-single-word="false" fo:padding-left="0.141cm" fo:padding-right="0.141cm" fo:padding-top="0.035cm" fo:padding-bottom="0.035cm" fo:border="0.51pt solid #00000a"/>
    </style:style>
    <style:style style:name="P16" style:family="paragraph" style:parent-style-name="Standard">
      <loext:graphic-properties draw:fill="solid" draw:fill-color="#ffcc99"/>
      <style:paragraph-properties fo:text-align="justify" style:justify-single-word="false" fo:background-color="#ffcc99" fo:padding-left="0.141cm" fo:padding-right="0.141cm" fo:padding-top="0.035cm" fo:padding-bottom="0.035cm" fo:border="0.51pt solid #00000a"/>
    </style:style>
    <style:style style:name="P17" style:family="paragraph" style:parent-style-name="Standard">
      <loext:graphic-properties draw:fill="solid" draw:fill-color="#ccffcc"/>
      <style:paragraph-properties fo:text-align="justify" style:justify-single-word="false" fo:background-color="#ccffcc" fo:padding-left="0.141cm" fo:padding-right="0.141cm" fo:padding-top="0.035cm" fo:padding-bottom="0.035cm" fo:border="0.51pt solid #00000a"/>
    </style:style>
    <style:style style:name="P18" style:family="paragraph" style:parent-style-name="Standard">
      <style:paragraph-properties fo:text-align="justify" style:justify-single-word="false" fo:padding-left="0.141cm" fo:padding-right="0.141cm" fo:padding-top="0.035cm" fo:padding-bottom="0.035cm" fo:border="0.51pt solid #00000a"/>
      <style:text-properties fo:language="fr" fo:country="BE"/>
    </style:style>
    <style:style style:name="P19" style:family="paragraph" style:parent-style-name="Standard">
      <style:paragraph-properties fo:text-align="justify" style:justify-single-word="false" fo:padding-left="0.141cm" fo:padding-right="0.141cm" fo:padding-top="0.035cm" fo:padding-bottom="0.035cm" fo:border="0.51pt solid #00000a"/>
      <style:text-properties fo:language="en" fo:country="US"/>
    </style:style>
    <style:style style:name="P20" style:family="paragraph" style:parent-style-name="Standard">
      <style:paragraph-properties fo:text-align="justify" style:justify-single-word="false" fo:padding-left="0.141cm" fo:padding-right="0.141cm" fo:padding-top="0.035cm" fo:padding-bottom="0.035cm" fo:border="0.51pt solid #00000a"/>
      <style:text-properties fo:language="en" fo:country="GB"/>
    </style:style>
    <style:style style:name="P21"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fo:font-size="15pt" fo:font-weight="bold" style:font-size-asian="15pt" style:font-weight-asian="bold" style:font-weight-complex="bold"/>
    </style:style>
    <style:style style:name="T2" style:family="text">
      <style:text-properties fo:font-size="13pt" style:text-underline-style="solid" style:text-underline-width="auto" style:text-underline-color="font-color" fo:font-weight="bold" style:font-size-asian="13pt" style:font-weight-asian="bold" style:font-weight-complex="bold"/>
    </style:style>
    <style:style style:name="T3" style:family="text">
      <style:text-properties fo:font-size="13pt" fo:font-weight="bold" style:font-size-asian="13pt"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language="fr" fo:country="BE"/>
    </style:style>
    <style:style style:name="T7" style:family="text">
      <style:text-properties fo:language="en" fo:country="GB"/>
    </style:style>
    <style:style style:name="T8" style:family="text">
      <style:text-properties fo:language="en" fo:country="US"/>
    </style:style>
    <style:style style:name="T9" style:family="text">
      <style:text-properties fo:color="#ff0000" style:font-name="Arial Narrow" fo:font-size="15pt" fo:font-weight="bold" style:font-size-asian="15pt" style:font-weight-asian="bold" style:font-weight-complex="bold"/>
    </style:style>
    <style:style style:name="T10" style:family="text">
      <style:text-properties fo:color="#ff66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start text:name="_GoBack"/><text:span text:style-name="T1">453---SYSTEME D'EXPLOITATION - e-learning - Séquence 11</text:span><text:bookmark-end text:name="_GoBack"/></text:p>
      <text:p text:style-name="P2"><text:span text:style-name="T1">Accès au système de fichiers – 5</text:span></text:p>
      <text:p text:style-name="P5"/>
      <text:p text:style-name="P12"><text:span text:style-name="T2">Légende</text:span><text:span text:style-name="T3"> :</text:span></text:p>
      <text:p text:style-name="P14"/>
      <text:p text:style-name="P15">Explications sur fond blanc</text:p>
      <text:p text:style-name="P16">Exercice à accomplir sur fond rouge clair</text:p>
      <text:p text:style-name="P17">Une ou plusieurs solutions possibles pour accomplir l’exercice sur fond vert clair</text:p>
      <text:p text:style-name="P6"/>
      <text:p text:style-name="P6"/>
      <text:p text:style-name="P6"/>
      <text:p text:style-name="P6">Syntaxe du shell : les redirections de fichier :</text:p>
      <text:p text:style-name="P6"/>
      <text:p text:style-name="P6"><text:tab/>&lt;<text:tab/>Redirection en entrée</text:p>
      <text:p text:style-name="P6"><text:tab/>&gt;<text:tab/>Redirection en sortie (création ou réécriture)</text:p>
      <text:p text:style-name="P6"><text:tab/>&gt;&gt;<text:tab/>Redirection en sortie (création ou ajout)</text:p>
      <text:p text:style-name="P6"/>
      <text:p text:style-name="P6"/>
      <text:p text:style-name="P6"/>
      <text:p text:style-name="P6">« | » symbolise un « pipe », c’est-à-dire un « tube de communication » entre deux processus.</text:p>
      <text:p text:style-name="P6"/>
      <text:p text:style-name="P6"/>
      <text:p text:style-name="P6"/>
      <text:p text:style-name="P6">Un éditeur est un programme de traitement de texte, pourvu de fonctionnalités plus ou moins complexes.</text:p>
      <text:p text:style-name="P6"/>
      <text:p text:style-name="P6">« gedit » est un éditeur en mode graphique, disponible dans l’interface graphique du système, via le menu « Activités », puis « Afficher les applications ». Il est pourvu de fonctionnalités complexes pour assurer la mise en évidence, selon un mode de coloration, des éléments de nature semblable (commandes, instructions, variables, etc.) d’un texte de script ou de code source écrit dans un langage de programmation.</text:p>
      <text:p text:style-name="P6"/>
      <text:p text:style-name="P6">En mode texte, « nano » est un éditeur installé par défaut. Par contre, « emacs » et « joe » sont des éditeurs à installer.</text:p>
      <text:p text:style-name="P6"/>
      <text:p text:style-name="P6"/>
      <text:p text:style-name="P6"/>
      <text:p text:style-name="P1"><text:span text:style-name="T4">Quelques commandes</text:span><text:span text:style-name="T5"> :</text:span></text:p>
      <text:p text:style-name="P6"/>
      <text:p text:style-name="P6"/>
      <text:p text:style-name="P6"/>
      <text:p text:style-name="P15">SORT(1)</text:p>
      <text:p text:style-name="P15"/>
      <text:p text:style-name="P15">NOM</text:p>
      <text:p text:style-name="P15"><text:s text:c="7"/>sort - Trier les lignes de fichiers texte</text:p>
      <text:p text:style-name="P15"/>
      <text:p text:style-name="P15">SYNOPSIS</text:p>
      <text:p text:style-name="P15"><text:s text:c="7"/>sort [OPTION]... [FICHIER]...</text:p>
      <text:p text:style-name="P15"><text:soft-page-break/><text:s text:c="7"/>sort [OPTION]... --files0-from=F</text:p>
      <text:p text:style-name="P15"/>
      <text:p text:style-name="P15">DESCRIPTION</text:p>
      <text:p text:style-name="P15"><text:s text:c="7"/>Afficher sur la sortie standard la concaténation triée de tous les FICHIERs.</text:p>
      <text:p text:style-name="P9"/>
      <text:p text:style-name="P9"/>
      <text:p text:style-name="P9"/>
      <text:p text:style-name="P15">HEAD(1)</text:p>
      <text:p text:style-name="P15"/>
      <text:p text:style-name="P15">NOM</text:p>
      <text:p text:style-name="P15"><text:s text:c="7"/>head - Afficher le début des fichiers</text:p>
      <text:p text:style-name="P15"/>
      <text:p text:style-name="P15"><text:span text:style-name="T6">SYNOPSIS</text:span></text:p>
      <text:p text:style-name="P15"><text:span text:style-name="T6"><text:s text:c="7"/>head [OPTION]... </text:span>[FICHIER]...</text:p>
      <text:p text:style-name="P15"/>
      <text:p text:style-name="P15">DESCRIPTION</text:p>
      <text:p text:style-name="P15"><text:s text:c="7"/>Afficher par défaut les 10 premières lignes de chaque FICHIER sur la sortie standard.</text:p>
      <text:p text:style-name="P15"><text:s text:c="7"/>Avec plus d'un FICHIER, faire précéder chacun d'un en-tête donnant le nom du fichier.</text:p>
      <text:p text:style-name="P15"><text:s text:c="7"/>L'entrée standard est lue quand FICHIER est omis ou quand FICHIER vaut « - ».</text:p>
      <text:p text:style-name="P6"/>
      <text:p text:style-name="P6"/>
      <text:p text:style-name="P6"/>
      <text:p text:style-name="P15">TAIL(1)</text:p>
      <text:p text:style-name="P15"/>
      <text:p text:style-name="P15">NOM</text:p>
      <text:p text:style-name="P15"><text:s text:c="7"/>tail - Afficher la dernière partie de fichiers</text:p>
      <text:p text:style-name="P15"/>
      <text:p text:style-name="P15">SYNOPSIS</text:p>
      <text:p text:style-name="P15"><text:s text:c="7"/>tail [OPTION]... [FICHIER]...</text:p>
      <text:p text:style-name="P15"/>
      <text:p text:style-name="P15">DESCRIPTION</text:p>
      <text:p text:style-name="P15"><text:s text:c="7"/>Afficher par défaut les 10 dernières lignes de chaque FICHIER sur la sortie standard.</text:p>
      <text:p text:style-name="P15"><text:s text:c="7"/>Lorsqu'il y a plus d'un FICHIER, faire précéder chaque groupe de lignes</text:p>
      <text:p text:style-name="P15"><text:s text:c="7"/>d'un en-tête donnant le nom du fichier. L'entrée standard est lue</text:p>
      <text:p text:style-name="P15"><text:s text:c="7"/>quand FICHIER est omis ou quand FICHIER vaut « - ».</text:p>
      <text:p text:style-name="P6"/>
      <text:p text:style-name="P6"/>
      <text:p text:style-name="P6"/>
      <text:p text:style-name="P15">GREP(1)</text:p>
      <text:p text:style-name="P15"/>
      <text:p text:style-name="P15">NOM</text:p>
      <text:p text:style-name="P15"><text:s text:c="7"/>grep, egrep, fgrep, rgrep - Afficher les lignes correspondant à un motif donné</text:p>
      <text:p text:style-name="P15"/>
      <text:p text:style-name="P15">SYNOPSIS</text:p>
      <text:p text:style-name="P15"><text:s text:c="7"/>grep [OPTIONS] MOTIF [FICHIER...]</text:p>
      <text:p text:style-name="P15"><text:s text:c="7"/>grep [OPTIONS] [-e MOTIF | -f FICHIER] [FICHIER...]</text:p>
      <text:p text:style-name="P15"/>
      <text:p text:style-name="P15">DESCRIPTION</text:p>
      <text:p text:style-name="P15"><text:s text:c="7"/>grep recherche dans les FICHIERs indiqués les lignes correspondant à un certain</text:p>
      <text:p text:style-name="P15"><text:soft-page-break/><text:s text:c="7"/>MOTIF. Par défaut, grep affiche les lignes qui contiennent une correspondance</text:p>
      <text:p text:style-name="P15"><text:s text:c="7"/>au motif. L'entrée standard est lue si FICHIER est omis ou si FICHIER vaut « - ».</text:p>
      <text:p text:style-name="P15"/>
      <text:p text:style-name="P15"><text:s text:c="7"/>Trois variantes du programme sont disponibles : egrep, fgrep et rgrep ; egrep</text:p>
      <text:p text:style-name="P15"><text:s text:c="7"/>est identique à grep -E, fgrep est identique à grep -F et rgrep est identique à</text:p>
      <text:p text:style-name="P15"><text:s text:c="7"/>grep -r. L'appel direct à egrep ou fgrep est déconseillé, mais est toujours possible pour</text:p>
      <text:p text:style-name="P15"><text:s text:c="7"/>permettre à d'anciennes applications qui les utilisent de fonctionner sans modification.</text:p>
      <text:p text:style-name="P6"/>
      <text:p text:style-name="P6"/>
      <text:p text:style-name="P6"/>
      <text:p text:style-name="P15">CAT(1)</text:p>
      <text:p text:style-name="P15"/>
      <text:p text:style-name="P15">NOM</text:p>
      <text:p text:style-name="P15"><text:s text:c="7"/>cat - Concaténer des fichiers et les afficher sur la sortie standard</text:p>
      <text:p text:style-name="P15"/>
      <text:p text:style-name="P15">SYNOPSIS</text:p>
      <text:p text:style-name="P15"><text:s text:c="7"/>cat [OPTION]... [FICHIER]...</text:p>
      <text:p text:style-name="P15"/>
      <text:p text:style-name="P15">DESCRIPTION</text:p>
      <text:p text:style-name="P15"><text:s text:c="7"/>Concaténer le(s) FICHIER(s) ou l'entrée standard, et les afficher sur la sortie standard.</text:p>
      <text:p text:style-name="P6"/>
      <text:p text:style-name="P6"/>
      <text:p text:style-name="P6"/>
      <text:p text:style-name="P15">APT(8)</text:p>
      <text:p text:style-name="P15"/>
      <text:p text:style-name="P15">NOM</text:p>
      <text:p text:style-name="P15"><text:s text:c="7"/>apt - interface en ligne de commande</text:p>
      <text:p text:style-name="P15"/>
      <text:p text:style-name="P15">SYNOPSIS</text:p>
      <text:p text:style-name="P15"><text:s text:c="7"/>apt [-h] [-o=chaîne_de_configuration] [-c=fichier_de_configuration]</text:p>
      <text:p text:style-name="P15"><text:span text:style-name="T6"><text:s text:c="7"/></text:span><text:span text:style-name="T7">[-t=publication_cible] [-a=architecture] {list | search | show | update |</text:span></text:p>
      <text:p text:style-name="P15"><text:span text:style-name="T7"><text:s text:c="7"/></text:span>install paquet [{=numéro_version_paquet | /publication_cible}]... |</text:p>
      <text:p text:style-name="P15"><text:s text:c="7"/>remove paquet... | upgrade | full-upgrade | edit-sources |</text:p>
      <text:p text:style-name="P15"><text:s text:c="7"/>{-v | --version} | {-h | --help}}</text:p>
      <text:p text:style-name="P15"/>
      <text:p text:style-name="P15">DESCRIPTION</text:p>
      <text:p text:style-name="P15"><text:s text:c="7"/>apt (Advanced Package Tool) est un outil en ligne de commande pour gérer les paquets.</text:p>
      <text:p text:style-name="P15"><text:s text:c="7"/>Il fournit une interface en ligne de commande au système de gestion de paquets. Voir</text:p>
      <text:p text:style-name="P15"><text:s text:c="7"/>aussi apt-get(8) et apt-cache(8) pour davantage d'options en ligne de commande.</text:p>
      <text:p text:style-name="P6"/>
      <text:p text:style-name="P6"/>
      <text:p text:style-name="P6"/>
      <text:p text:style-name="P15">APT-GET(8)</text:p>
      <text:p text:style-name="P15"/>
      <text:p text:style-name="P15">NOM</text:p>
      <text:p text:style-name="P15"><text:s text:c="7"/>apt-get - Utilitaire APT pour la gestion des paquets - interface en ligne de commande</text:p>
      <text:p text:style-name="P15"/>
      <text:p text:style-name="P15">SYNOPSIS</text:p>
      <text:p text:style-name="P15"><text:s text:c="7"/>apt-get [-asqdyfmubV] [-o=chaîne_de_configuration] [-c=fichier_de_configuration]</text:p>
      <text:p text:style-name="P15"><text:soft-page-break/><text:span text:style-name="T6"><text:s text:c="7"/>[-t=publication_cible] [-a=architecture] {update | upgrade | dselect-upgrade |</text:span></text:p>
      <text:p text:style-name="P15"><text:span text:style-name="T6"><text:s text:c="7"/></text:span>dist-upgrade | install paquet [{=numéro_version_paquet | /publication_cible}]... |</text:p>
      <text:p text:style-name="P15"><text:s text:c="7"/>remove paquet... | purge paquet... |</text:p>
      <text:p text:style-name="P15"><text:s text:c="7"/>source paquet [{=numéro_version_paquet | /publication_cible}]... |</text:p>
      <text:p text:style-name="P15"><text:s text:c="7"/>build-dep paquet [{=numéro_version_paquet | /publication_cible}]... |</text:p>
      <text:p text:style-name="P15"><text:s text:c="7"/>download paquet [{=numéro_version_paquet | /publication_cible}]... |</text:p>
      <text:p text:style-name="P15"><text:s text:c="7"/>check | clean | autoclean | autoremove | {-v | --version} | {-h | --help}}</text:p>
      <text:p text:style-name="P15"/>
      <text:p text:style-name="P15">DESCRIPTION</text:p>
      <text:p text:style-name="P15"><text:s text:c="7"/>apt-get est le programme en ligne de commande pour la gestion des paquets. Il peut être</text:p>
      <text:p text:style-name="P15"><text:s text:c="7"/>considéré comme l'outil de base pour les autres programmes de la bibliothèque APT.</text:p>
      <text:p text:style-name="P15"><text:s text:c="7"/>Plusieurs interfaces utilisateur existent, comme aptitude(8), synaptic(8) et wajig(1).</text:p>
      <text:p text:style-name="P6"/>
      <text:p text:style-name="P6"/>
      <text:p text:style-name="P6"/>
      <text:p text:style-name="P15">APTITUDE(8)</text:p>
      <text:p text:style-name="P15"/>
      <text:p text:style-name="P15">NOM</text:p>
      <text:p text:style-name="P15"><text:s text:c="7"/>aptitude - interface évoluée pour le gestionnaire de paquets</text:p>
      <text:p text:style-name="P15"/>
      <text:p text:style-name="P15"><text:span text:style-name="T8">SYNOPSIS</text:span></text:p>
      <text:p text:style-name="P15"><text:span text:style-name="T8"><text:s text:c="7"/>aptitude [&lt;options&gt;...] </text:span><text:span text:style-name="T7">{autoclean | clean | forget-new | keep-all | update}</text:span></text:p>
      <text:p text:style-name="P15"><text:span text:style-name="T7"><text:s text:c="7"/>aptitude [&lt;options&gt;...] {full-upgrade | safe-upgrade} [&lt;paquets&gt;...]</text:span></text:p>
      <text:p text:style-name="P15"><text:span text:style-name="T7"><text:s text:c="7"/>aptitude [&lt;options&gt;...] {build-dep | build-depends | changelog | download |</text:span></text:p>
      <text:p text:style-name="P15"><text:span text:style-name="T7"><text:s text:c="7"/>forbid-version | hold | install | markauto | purge | reinstall | remove | show |</text:span></text:p>
      <text:p text:style-name="P15"><text:span text:style-name="T7"><text:s text:c="7"/></text:span><text:span text:style-name="T6">unhold | unmarkauto | versions} &lt;paquets&gt;...</text:span></text:p>
      <text:p text:style-name="P15"><text:span text:style-name="T6"><text:s text:c="7"/></text:span>aptitude extract-cache-subset &lt;répertoire-sortie&gt; &lt;paquets&gt;...</text:p>
      <text:p text:style-name="P15"><text:s text:c="7"/>aptitude [&lt;options&gt;...] search &lt;motifs&gt;...</text:p>
      <text:p text:style-name="P15"><text:s text:c="7"/>aptitude [&lt;options&gt;...] {add-user-tag | remove-user-tag} &lt;étiquettes&gt; &lt;paquets&gt;...</text:p>
      <text:p text:style-name="P15"><text:s text:c="7"/>aptitude [&lt;options&gt;...] {why | why-not} [&lt;motifs&gt;...] <text:span text:style-name="T7">&lt;paquet&gt;</text:span></text:p>
      <text:p text:style-name="P15"><text:span text:style-name="T7"><text:s text:c="7"/>aptitude [-S &lt;nom-fonct&gt;] [--autoclean-on-startup | --clean-on-startup | -i | -u]</text:span></text:p>
      <text:p text:style-name="P15"><text:span text:style-name="T7"><text:s text:c="7"/></text:span><text:span text:style-name="T6">aptitude help</text:span></text:p>
      <text:p text:style-name="P18"/>
      <text:p text:style-name="P15">DESCRIPTION</text:p>
      <text:p text:style-name="P15"><text:s text:c="7"/>aptitude est une interface en mode texte pour le gestionnaire de paquets</text:p>
      <text:p text:style-name="P15"><text:s text:c="7"/>de Debian GNU/Linux. Elle permet à l'utilisateur de connaître la liste des paquets et</text:p>
      <text:p text:style-name="P15"><text:s text:c="7"/>de réaliser des tâches d'administration comme l'installation, la mise à jour ou</text:p>
      <text:p text:style-name="P15"><text:s text:c="7"/>la suppression de paquets. Ces tâches peuvent être réalisées en mode « interactif »</text:p>
      <text:p text:style-name="P15"><text:s text:c="7"/>ou à partir de la « ligne de commande ».</text:p>
      <text:p text:style-name="P15"/>
      <text:p text:style-name="P15">ACTIONS EN LIGNE DE COMMANDE</text:p>
      <text:p text:style-name="P15"><text:s text:c="7"/>Le premier argument qui ne commence pas par un tiret (« - ») sera considéré comme étant</text:p>
      <text:p text:style-name="P15"><text:s text:c="7"/>la commande que le programme doit réaliser. Si aucune commande n'est donnée,</text:p>
      <text:p text:style-name="P15"><text:s text:c="7"/>aptitude démarrera en mode interactif.</text:p>
      <text:p text:style-name="P6"/>
      <text:p text:style-name="P6"/>
      <text:p text:style-name="P6"/>
      <text:p text:style-name="P15"><text:span text:style-name="T8">NANO(1)</text:span></text:p>
      <text:p text:style-name="P19"/>
      <text:p text:style-name="P15"><text:span text:style-name="T7">NAME</text:span></text:p>
      <text:p text:style-name="P15"><text:soft-page-break/><text:span text:style-name="T7"><text:s text:c="7"/>nano - Nano's ANOther editor, an enhanced free Pico clone</text:span></text:p>
      <text:p text:style-name="P20"/>
      <text:p text:style-name="P15"><text:span text:style-name="T7">SYNOPSIS</text:span></text:p>
      <text:p text:style-name="P15"><text:span text:style-name="T7"><text:s text:c="7"/>nano [OPTIONS] [[+LINE,COLUMN] FILE]...</text:span></text:p>
      <text:p text:style-name="P20"/>
      <text:p text:style-name="P15"><text:span text:style-name="T7">DESCRIPTION</text:span></text:p>
      <text:p text:style-name="P15"><text:span text:style-name="T7"><text:s text:c="7"/>nano is a small, free and friendly editor which aims to replace Pico, the default</text:span></text:p>
      <text:p text:style-name="P15"><text:span text:style-name="T7"><text:s text:c="7"/>editor included in the non-free Pine package. Rather than just copying Pico's look</text:span></text:p>
      <text:p text:style-name="P15"><text:span text:style-name="T7"><text:s text:c="7"/>and feel, nano also implements some missing (or disabled by default) features in</text:span></text:p>
      <text:p text:style-name="P15"><text:span text:style-name="T7"><text:s text:c="7"/>Pico, such as "search and replace" and "go to line and column number".</text:span></text:p>
      <text:p text:style-name="P11"/>
      <text:p text:style-name="P11"/>
      <text:p text:style-name="P11"/>
      <text:p text:style-name="P15"><text:span text:style-name="T7">EMACS(1)</text:span></text:p>
      <text:p text:style-name="P20"/>
      <text:p text:style-name="P15"><text:span text:style-name="T7">NAME</text:span></text:p>
      <text:p text:style-name="P15"><text:span text:style-name="T7"><text:s text:c="7"/>emacs - GNU project Emacs</text:span></text:p>
      <text:p text:style-name="P20"/>
      <text:p text:style-name="P15"><text:span text:style-name="T7">SYNOPSIS</text:span></text:p>
      <text:p text:style-name="P15"><text:span text:style-name="T7"><text:s text:c="7"/>emacs [ command-line switches ] [ files ... ]</text:span></text:p>
      <text:p text:style-name="P20"/>
      <text:p text:style-name="P15"><text:span text:style-name="T7">DESCRIPTION</text:span></text:p>
      <text:p text:style-name="P15"><text:span text:style-name="T7"><text:s text:c="7"/>GNU Emacs is a version of Emacs, written by the author of the original (PDP-10) Emacs,</text:span></text:p>
      <text:p text:style-name="P15"><text:span text:style-name="T7"><text:s text:c="7"/>Richard Stallman. The user functionality of GNU Emacs encompasses everything</text:span></text:p>
      <text:p text:style-name="P15"><text:span text:style-name="T7"><text:s text:c="7"/>other editors do, and it is easily extensible since its editing commands are written in Lisp.</text:span></text:p>
      <text:p text:style-name="P11"/>
      <text:p text:style-name="P11"/>
      <text:p text:style-name="P11"/>
      <text:p text:style-name="P15"><text:span text:style-name="T7">JOE(1)</text:span></text:p>
      <text:p text:style-name="P20"/>
      <text:p text:style-name="P15"><text:span text:style-name="T7">NAME</text:span></text:p>
      <text:p text:style-name="P15"><text:span text:style-name="T7"><text:s text:c="7"/>joe - Joe's Own Editor</text:span></text:p>
      <text:p text:style-name="P20"/>
      <text:p text:style-name="P15"><text:span text:style-name="T7">SYNTAX</text:span></text:p>
      <text:p text:style-name="P15"><text:span text:style-name="T7"><text:s text:c="7"/>joe [global-options] [ [local-options] filename ]...</text:span></text:p>
      <text:p text:style-name="P20"/>
      <text:p text:style-name="P15"><text:span text:style-name="T7"><text:s text:c="7"/>jstar [global-options] [ [local-options] filename ]...</text:span></text:p>
      <text:p text:style-name="P15"><text:span text:style-name="T7"><text:s text:c="7"/>jmacs [global-options] [ [local-options] filename ]...</text:span></text:p>
      <text:p text:style-name="P15"><text:span text:style-name="T7"><text:s text:c="7"/>rjoe [global-options] [ [local-options] filename ]...</text:span></text:p>
      <text:p text:style-name="P15"><text:span text:style-name="T7"><text:s text:c="7"/>jpico [global-options] [ [local-options] filename ]...</text:span></text:p>
      <text:p text:style-name="P20"/>
      <text:p text:style-name="P15"><text:span text:style-name="T7">DESCRIPTION</text:span></text:p>
      <text:p text:style-name="P15"><text:span text:style-name="T7"><text:s text:c="7"/>joe is a powerful ASCII-text screen editor. It has a "mode-less" user interface which</text:span></text:p>
      <text:p text:style-name="P15"><text:span text:style-name="T7"><text:s text:c="7"/>is similar to many user-friendly PC editors. Users of Micro-Pro's WordStar or</text:span></text:p>
      <text:p text:style-name="P15"><text:span text:style-name="T7"><text:s text:c="7"/>Borland's "Turbo" languages will feel at home. joe is a full featured UNIX</text:span></text:p>
      <text:p text:style-name="P15"><text:span text:style-name="T7"><text:s text:c="7"/>screen-editor though, and has many features for editing programs and text.</text:span></text:p>
      <text:p text:style-name="P15"><text:span text:style-name="T7"><text:s text:c="7"/>joe also emulates several other editors.</text:span></text:p>
      <text:p text:style-name="P10"/>
      <text:p text:style-name="P10"/>
      <text:p text:style-name="P10"/>
      <text:p text:style-name="P1"><text:soft-page-break/><text:span text:style-name="T4">Un fichier</text:span><text:span text:style-name="T5"> :</text:span></text:p>
      <text:p text:style-name="P9"/>
      <text:p text:style-name="P9"/>
      <text:p text:style-name="P9"/>
      <text:p text:style-name="P15"><text:span text:style-name="T6">SERVICES(5)</text:span></text:p>
      <text:p text:style-name="P18"/>
      <text:p text:style-name="P15"><text:span text:style-name="T6">NOM</text:span></text:p>
      <text:p text:style-name="P15"><text:span text:style-name="T6"><text:s text:c="7"/>services - Liste des services réseau internet</text:span></text:p>
      <text:p text:style-name="P18"/>
      <text:p text:style-name="P15"><text:span text:style-name="T6">DESCRIPTION</text:span></text:p>
      <text:p text:style-name="P15"><text:span text:style-name="T6"><text:s text:c="7"/>L'emplacement du fichier services est défini par _PATH_SERVICES dans &lt;netdb.h&gt;.</text:span></text:p>
      <text:p text:style-name="P15"><text:span text:style-name="T6"><text:s text:c="7"/>Il est habituellement défini à /etc/services</text:span></text:p>
      <text:p text:style-name="P15"><text:span text:style-name="T6"><text:s text:c="7"/>services est un fichier texte ASCII fournissant une correspondance entre des noms</text:span></text:p>
      <text:p text:style-name="P15"><text:span text:style-name="T6"><text:s text:c="7"/>textuels faciles à mémoriser pour les services et les numéros de ports qui leur sont</text:span></text:p>
      <text:p text:style-name="P15"><text:span text:style-name="T6"><text:s text:c="7"/>assignés, ainsi que les types de protocoles. Chaque programme en relation avec le réseau</text:span></text:p>
      <text:p text:style-name="P15"><text:span text:style-name="T6"><text:s text:c="7"/>peut consulter ce fichier pour obtenir le numéro de port (et le protocole) pour ses services.</text:span></text:p>
      <text:p text:style-name="P9"/>
      <text:p text:style-name="P6"/>
      <text:p text:style-name="P6"/>
      <text:p text:style-name="P3"><text:span text:style-name="T9">LABORATOIRE – Accès au système de fichiers – 5</text:span></text:p>
      <text:p text:style-name="P6"/>
      <text:p text:style-name="P13"><text:span text:style-name="T5">Les exercices des séquences 7 à 11 s’enchaînent.</text:span></text:p>
      <text:p text:style-name="P13"><text:span text:style-name="T5">Il faut donc les accomplir dans l’ordre prévu.</text:span></text:p>
      <text:p text:style-name="P6"/>
      <text:p text:style-name="P4"><text:span text:style-name="T10">Dans la distribution Debian GNU/Linux :</text:span></text:p>
      <text:p text:style-name="P6"/>
      <text:p text:style-name="P6"/>
      <text:p text:style-name="P6"/>
      <text:p text:style-name="P6">Dans la suite, le nom de l’utilisateur ordinaire sera représenté par le mot « user ».</text:p>
      <text:p text:style-name="P6"/>
      <text:p text:style-name="P6"/>
      <text:p text:style-name="P6"/>
      <text:p text:style-name="P7">Connectez-vous dans un terminal</text:p>
      <text:p text:style-name="P6"/>
      <text:p text:style-name="P6"/>
      <text:p text:style-name="P6"/>
      <text:p text:style-name="P7">Affichez le manuel de la commande sort</text:p>
      <text:p text:style-name="P6"/>
      <text:p text:style-name="P8">man sort</text:p>
      <text:p text:style-name="P6"/>
      <text:p text:style-name="P6"/>
      <text:p text:style-name="P6"/>
      <text:p text:style-name="P7">Affichez le fichier /etc/services trié</text:p>
      <text:p text:style-name="P6"/>
      <text:p text:style-name="P8">sort /etc/services</text:p>
      <text:p text:style-name="P6"/>
      <text:p text:style-name="P6"/>
      <text:p text:style-name="P6"/>
      <text:p text:style-name="P7">Affichez le fichier /etc/services trié en n’affichant qu’une seule fois les lignes multiples</text:p>
      <text:p text:style-name="P6"/>
      <text:p text:style-name="P8"><text:soft-page-break/>sort -u /etc/services</text:p>
      <text:p text:style-name="P6"/>
      <text:p text:style-name="P6"/>
      <text:p text:style-name="P6"/>
      <text:p text:style-name="P7">Affichez le fichier /etc/passwd trié par ordre décroissant</text:p>
      <text:p text:style-name="P6"/>
      <text:p text:style-name="P8">sort -r /etc/passwd</text:p>
      <text:p text:style-name="P6"/>
      <text:p text:style-name="P6"/>
      <text:p text:style-name="P6"/>
      <text:p text:style-name="P7">Triez le fichier /etc/passwd, avec enregistrement de la sortie dans ~/f_comptes</text:p>
      <text:p text:style-name="P6"/>
      <text:p text:style-name="P8">sort -o f_comptes /etc/passwd</text:p>
      <text:p text:style-name="P6"/>
      <text:p text:style-name="P6"/>
      <text:p text:style-name="P6"/>
      <text:p text:style-name="P7">Affichez le fichier ~/f1.txt trié</text:p>
      <text:p text:style-name="P6"/>
      <text:p text:style-name="P8">sort f1.txt</text:p>
      <text:p text:style-name="P6"/>
      <text:p text:style-name="P8">sort &lt; f1.txt</text:p>
      <text:p text:style-name="P6"/>
      <text:p text:style-name="P6"/>
      <text:p text:style-name="P6"/>
      <text:p text:style-name="P6">« | » symbolise un « pipe », c’est-à-dire un « tube de communication » entre deux processus.</text:p>
      <text:p text:style-name="P6"/>
      <text:p text:style-name="P7">Affichez les 5 premières lignes du fichier /etc/services trié</text:p>
      <text:p text:style-name="P6"/>
      <text:p text:style-name="P8">sort /etc/services | head -5</text:p>
      <text:p text:style-name="P6"/>
      <text:p text:style-name="P8">sort &lt; /etc/services | head -5</text:p>
      <text:p text:style-name="P6"/>
      <text:p text:style-name="P6"/>
      <text:p text:style-name="P6"/>
      <text:p text:style-name="P7">Affichez les 3 dernières lignes du fichier /etc/services trié</text:p>
      <text:p text:style-name="P6"/>
      <text:p text:style-name="P8">sort /etc/services | tail -3</text:p>
      <text:p text:style-name="P6"/>
      <text:p text:style-name="P8">sort &lt; /etc/services | tail -3</text:p>
      <text:p text:style-name="P6"/>
      <text:p text:style-name="P6"/>
      <text:p text:style-name="P6"/>
      <text:p text:style-name="P7">Ecrivez le fichier /etc/services trié dans le fichier ~/Tri-serv en le créant</text:p>
      <text:p text:style-name="P6"/>
      <text:p text:style-name="P8">sort /etc/services &gt; Tri-serv</text:p>
      <text:p text:style-name="P6"/>
      <text:p text:style-name="P8">sort &lt; /etc/services &gt; Tri-serv</text:p>
      <text:p text:style-name="P6"/>
      <text:p text:style-name="P6"/>
      <text:p text:style-name="P6"/>
      <text:p text:style-name="P7"><text:soft-page-break/>Affichez triées, page par page, les lignes du fichier /etc/services qui ne commencent pas par « # »</text:p>
      <text:p text:style-name="P6"/>
      <text:p text:style-name="P8">grep -v '^#' /etc/services | sort | more</text:p>
      <text:p text:style-name="P6"/>
      <text:p text:style-name="P6"/>
      <text:p text:style-name="P6"/>
      <text:p text:style-name="P7">Affichez le tri de la concaténation des fichiers ~/f1.txt, ~/f2.txt et ~/f3.txt</text:p>
      <text:p text:style-name="P6"/>
      <text:p text:style-name="P8"><text:span text:style-name="T7">sort f1.txt f2.txt f3.txt</text:span></text:p>
      <text:p text:style-name="P11"/>
      <text:p text:style-name="P8"><text:span text:style-name="T7">cat f1.txt f2.txt f3.txt | sort</text:span></text:p>
      <text:p text:style-name="P11"/>
      <text:p text:style-name="P11"/>
      <text:p text:style-name="P11"/>
      <text:p text:style-name="P7">Ecrivez le tri de la concaténation des fichiers ~/f1.txt, ~/f2.txt et ~/f3.txt dans le fichier nommé : « f5.txt », en le créant dans ~</text:p>
      <text:p text:style-name="P6"/>
      <text:p text:style-name="P8"><text:span text:style-name="T7">sort f1.txt f2.txt f3.txt &gt; f5.txt</text:span></text:p>
      <text:p text:style-name="P11"/>
      <text:p text:style-name="P8"><text:span text:style-name="T7">cat f1.txt f2.txt f3.txt | sort &gt; f5.txt</text:span></text:p>
      <text:p text:style-name="P11"/>
      <text:p text:style-name="P11"/>
      <text:p text:style-name="P11"/>
      <text:p text:style-name="P7">Affichez les lignes contenant la chaîne « html » de la concaténation des fichiers ~/f1.txt, ~/f2.txt et ~/f3.txt</text:p>
      <text:p text:style-name="P6"/>
      <text:p text:style-name="P8">cat f1.txt f2.txt f3.txt | grep html</text:p>
      <text:p text:style-name="P6"/>
      <text:p text:style-name="P6"/>
      <text:p text:style-name="P6"/>
      <text:p text:style-name="P7">Affichez les lignes contenant la chaîne « html » du tri de la concaténation des fichiers ~/f1.txt, ~/f2.txt et ~/f3.txt</text:p>
      <text:p text:style-name="P6"/>
      <text:p text:style-name="P8"><text:span text:style-name="T8">sort f1.txt f2.txt f3.txt | grep html</text:span></text:p>
      <text:p text:style-name="P10"/>
      <text:p text:style-name="P8"><text:span text:style-name="T8">cat f1.txt f2.txt f3.txt | sort | grep html</text:span></text:p>
      <text:p text:style-name="P10"/>
      <text:p text:style-name="P8"><text:span text:style-name="T8">cat f1.txt f2.txt f3.txt | grep html | sort</text:span></text:p>
      <text:p text:style-name="P10"/>
      <text:p text:style-name="P10"/>
      <text:p text:style-name="P10"/>
      <text:p text:style-name="P7">Créez dans ~ le fichier nommé : « f6.txt » et écrivez-y les lignes contenant la chaîne « html » de la concaténation des fichiers ~/f1.txt, ~/f2.txt et ~/f3.txt</text:p>
      <text:p text:style-name="P6"/>
      <text:p text:style-name="P8">cat f1.txt f2.txt f3.txt | grep html &gt; f6.txt</text:p>
      <text:p text:style-name="P6"/>
      <text:p text:style-name="P6"/>
      <text:p text:style-name="P6"/>
      <text:p text:style-name="P7"><text:soft-page-break/>Créez dans ~ le fichier nommé : « f7.txt » et écrivez-y les lignes contenant la chaîne « html » du tri de la concaténation des fichiers ~/f1.txt, ~/f2.txt et ~/f3.txt</text:p>
      <text:p text:style-name="P6"/>
      <text:p text:style-name="P8">sort f1.txt f2.txt f3.txt | grep html &gt; f7.txt</text:p>
      <text:p text:style-name="P6"/>
      <text:p text:style-name="P8">cat f1.txt f2.txt f3.txt | sort | grep html &gt; f7.txt</text:p>
      <text:p text:style-name="P6"/>
      <text:p text:style-name="P8">cat f1.txt f2.txt f3.txt | grep html | sort &gt; f7.txt</text:p>
      <text:p text:style-name="P6"/>
      <text:p text:style-name="P6"/>
      <text:p text:style-name="P6"/>
      <text:p text:style-name="P6">Un éditeur est un programme de traitement de texte, pourvu de fonctionnalités plus ou moins complexes.</text:p>
      <text:p text:style-name="P6"/>
      <text:p text:style-name="P6">« gedit » est un éditeur en mode graphique, disponible dans l’interface graphique du système, via le menu « Activités », puis « Afficher les applications ». Il est pourvu de fonctionnalités complexes pour assurer la mise en évidence, selon un mode de coloration, des éléments de nature semblable (commandes, instructions, variables, etc.) d’un texte de script ou de code source écrit dans un langage de programmation.</text:p>
      <text:p text:style-name="P6"/>
      <text:p text:style-name="P6">En mode texte, « nano » est un éditeur installé par défaut. Par contre, « emacs » et « joe » sont des éditeurs à installer.</text:p>
      <text:p text:style-name="P6"/>
      <text:p text:style-name="P6"/>
      <text:p text:style-name="P6"/>
      <text:p text:style-name="P7">Affichez le manuel de la commande nano</text:p>
      <text:p text:style-name="P6"/>
      <text:p text:style-name="P8">man nano</text:p>
      <text:p text:style-name="P6"/>
      <text:p text:style-name="P6"/>
      <text:p text:style-name="P6"/>
      <text:p text:style-name="P7">Essayez les commandes principales de l’éditeur nano</text:p>
      <text:p text:style-name="P6"/>
      <text:p text:style-name="P6"/>
      <text:p text:style-name="P6"/>
      <text:p text:style-name="P7">Installez l’éditeur emacs</text:p>
      <text:p text:style-name="P6"/>
      <text:p text:style-name="P8">apt-get install emacs</text:p>
      <text:p text:style-name="P6"/>
      <text:p text:style-name="P8"><text:span text:style-name="T6">aptitude install emacs</text:span></text:p>
      <text:p text:style-name="P9"/>
      <text:p text:style-name="P9"/>
      <text:p text:style-name="P9"/>
      <text:p text:style-name="P7">Affichez le manuel de la commande emacs</text:p>
      <text:p text:style-name="P6"/>
      <text:p text:style-name="P8">man emacs</text:p>
      <text:p text:style-name="P6"/>
      <text:p text:style-name="P6"/>
      <text:p text:style-name="P6"/>
      <text:p text:style-name="P7">Essayez les commandes principales de l’éditeur emacs</text:p>
      <text:p text:style-name="P6"><text:soft-page-break/></text:p>
      <text:p text:style-name="P6"/>
      <text:p text:style-name="P6"/>
      <text:p text:style-name="P7">Installez l’éditeur joe</text:p>
      <text:p text:style-name="P6"/>
      <text:p text:style-name="P8">apt-get install joe</text:p>
      <text:p text:style-name="P6"/>
      <text:p text:style-name="P8"><text:span text:style-name="T6">aptitude install joe</text:span></text:p>
      <text:p text:style-name="P9"/>
      <text:p text:style-name="P9"/>
      <text:p text:style-name="P9"/>
      <text:p text:style-name="P7">Affichez le manuel de la commande joe</text:p>
      <text:p text:style-name="P6"/>
      <text:p text:style-name="P8">man joe</text:p>
      <text:p text:style-name="P6"/>
      <text:p text:style-name="P6"/>
      <text:p text:style-name="P6"/>
      <text:p text:style-name="P7">Essayez les commandes principales de l’éditeur joe</text:p>
      <text:p text:style-name="P6"/>
      <text:p text:style-name="P6"/>
      <text:p text:style-name="P6"/>
      <text:p text:style-name="P7">Déconnectez-vous</text:p>
      <text:p text:style-name="P6"/>
      <text:p text:style-name="P8">exit</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1</meta:editing-cycles>
    <meta:creation-date>2015-11-26T14:46:00</meta:creation-date>
    <dc:date>2015-11-26T14:47:00</dc:date>
    <meta:editing-duration>PT1M</meta:editing-duration>
    <meta:generator>LibreOffice/5.1.6.2.0$Linux_X86_64 LibreOffice_project/10$Build-2</meta:generator>
    <meta:document-statistic meta:table-count="0" meta:image-count="0" meta:object-count="0" meta:page-count="10" meta:paragraph-count="231" meta:word-count="1853" meta:character-count="12358" meta:non-whitespace-character-count="10052"/>
    <meta:user-defined meta:name="AppVersion">14.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